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5e38" officeooo:paragraph-rsid="001b5e38"/>
    </style:style>
    <style:style style:name="P2" style:family="paragraph" style:parent-style-name="Standard">
      <style:text-properties officeooo:rsid="001f5e55" officeooo:paragraph-rsid="001f5e55"/>
    </style:style>
    <style:style style:name="P3" style:family="paragraph" style:parent-style-name="Standard">
      <style:text-properties officeooo:rsid="002019de" officeooo:paragraph-rsid="002019de"/>
    </style:style>
    <style:style style:name="P4" style:family="paragraph" style:parent-style-name="Standard">
      <style:text-properties officeooo:rsid="00225b9a" officeooo:paragraph-rsid="00225b9a"/>
    </style:style>
    <style:style style:name="P5" style:family="paragraph" style:parent-style-name="Standard">
      <style:text-properties officeooo:rsid="0022c74a" officeooo:paragraph-rsid="0022c74a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20bfb9"/>
    </style:style>
    <style:style style:name="T2" style:family="text">
      <style:text-properties officeooo:rsid="0022c74a"/>
    </style:style>
    <style:style style:name="T3" style:family="text">
      <style:text-properties officeooo:rsid="0024b442"/>
    </style:style>
    <style:style style:name="T4" style:family="text">
      <style:text-properties officeooo:rsid="0026cca0"/>
    </style:style>
    <style:style style:name="T5" style:family="text">
      <style:text-properties officeooo:rsid="00282d2a"/>
    </style:style>
    <style:style style:name="T6" style:family="text">
      <style:text-properties officeooo:rsid="002dbea9"/>
    </style:style>
    <style:style style:name="T7" style:family="text">
      <style:text-properties officeooo:rsid="002f04bc"/>
    </style:style>
    <style:style style:name="T8" style:family="text">
      <style:text-properties officeooo:rsid="00320473"/>
    </style:style>
    <style:style style:name="T9" style:family="text">
      <style:text-properties officeooo:rsid="00349859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JET ENCADRE :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rien AGEZ</text:p>
      <text:p text:style-name="P1">Sarah WISSOCQ<text:tab/><text:tab/><text:tab/><text:tab/><text:tab/><text:tab/><text:tab/><text:tab/><text:tab/><text:tab/><text:tab/>2015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Sommaire</text:p>
          </text:index-title>
          <text:p text:style-name="P8"><text:a xlink:type="simple" xlink:href="#__RefHeading___Toc106_1611613666" text:style-name="Index_20_Link" text:visited-style-name="Index_20_Link">Introduction<text:tab/>3</text:a></text:p>
          <text:p text:style-name="P7"><text:a xlink:type="simple" xlink:href="#__RefHeading___Toc108_1611613666" text:style-name="Index_20_Link" text:visited-style-name="Index_20_Link"><text:tab/>1) Présentation du logiciel<text:tab/>3</text:a></text:p>
          <text:p text:style-name="P7"><text:a xlink:type="simple" xlink:href="#__RefHeading___Toc110_1611613666" text:style-name="Index_20_Link" text:visited-style-name="Index_20_Link"><text:tab/>2) Comment contacter les auteurs<text:tab/>3</text:a></text:p>
          <text:p text:style-name="P7"><text:a xlink:type="simple" xlink:href="#__RefHeading___Toc112_1611613666" text:style-name="Index_20_Link" text:visited-style-name="Index_20_Link"><text:tab/>3) Version(s) du logiciel<text:tab/>3</text:a></text:p>
          <text:p text:style-name="P8"><text:a xlink:type="simple" xlink:href="#__RefHeading___Toc114_1611613666" text:style-name="Index_20_Link" text:visited-style-name="Index_20_Link">1 - Manuel d'installation<text:tab/>4</text:a></text:p>
          <text:p text:style-name="P8"><text:a xlink:type="simple" xlink:href="#__RefHeading___Toc116_1611613666" text:style-name="Index_20_Link" text:visited-style-name="Index_20_Link">2 - Manuel d'utilisation<text:tab/>4</text:a></text:p>
          <text:p text:style-name="P9"><text:a xlink:type="simple" xlink:href="#__RefHeading___Toc118_1611613666" text:style-name="Index_20_Link" text:visited-style-name="Index_20_Link"><text:tab/>Fonctionnalités implantées et leurs limitations<text:tab/>4</text:a></text:p>
          <text:p text:style-name="P9"><text:a xlink:type="simple" xlink:href="#__RefHeading___Toc120_1611613666" text:style-name="Index_20_Link" text:visited-style-name="Index_20_Link"><text:tab/>Fonctionnalités non implantées<text:tab/>4</text:a></text:p>
          <text:p text:style-name="P9"><text:a xlink:type="simple" xlink:href="#__RefHeading___Toc122_1611613666" text:style-name="Index_20_Link" text:visited-style-name="Index_20_Link"><text:tab/>Tutoriel<text:tab/>4</text:a></text:p>
          <text:p text:style-name="P9"><text:a xlink:type="simple" xlink:href="#__RefHeading___Toc124_1611613666" text:style-name="Index_20_Link" text:visited-style-name="Index_20_Link"><text:tab/>Les bugs connus et comment les contourner<text:tab/>4</text:a></text:p>
          <text:p text:style-name="P8"><text:a xlink:type="simple" xlink:href="#__RefHeading___Toc126_1611613666" text:style-name="Index_20_Link" text:visited-style-name="Index_20_Link">3 - Manuel de maintenance<text:tab/>4</text:a></text:p>
          <text:p text:style-name="P9"><text:a xlink:type="simple" xlink:href="#__RefHeading___Toc128_1611613666" text:style-name="Index_20_Link" text:visited-style-name="Index_20_Link"><text:tab/>L'architecture du projet<text:tab/>4</text:a></text:p>
          <text:p text:style-name="P9"><text:a xlink:type="simple" xlink:href="#__RefHeading___Toc130_1611613666" text:style-name="Index_20_Link" text:visited-style-name="Index_20_Link"><text:tab/>Liste et description des activités<text:tab/>4</text:a></text:p>
          <text:p text:style-name="P8"><text:a xlink:type="simple" xlink:href="#__RefHeading___Toc132_1611613666" text:style-name="Index_20_Link" text:visited-style-name="Index_20_Link">4 - Historique du développement<text:tab/>4</text:a></text:p>
          <text:p text:style-name="P9"><text:a xlink:type="simple" xlink:href="#__RefHeading___Toc134_1611613666" text:style-name="Index_20_Link" text:visited-style-name="Index_20_Link"><text:tab/>URL du dépôt GIT<text:tab/>4</text:a></text:p>
          <text:p text:style-name="P9"><text:a xlink:type="simple" xlink:href="#__RefHeading___Toc136_1611613666" text:style-name="Index_20_Link" text:visited-style-name="Index_20_Link"><text:tab/>Liste chronologique des principales modifications<text:tab/>4</text:a></text:p>
          <text:p text:style-name="P8"><text:a xlink:type="simple" xlink:href="#__RefHeading___Toc138_1611613666" text:style-name="Index_20_Link" text:visited-style-name="Index_20_Link">5 - Bilan et perspectives<text:tab/>4</text:a></text:p>
          <text:p text:style-name="P8"><text:a xlink:type="simple" xlink:href="#__RefHeading___Toc140_1611613666" text:style-name="Index_20_Link" text:visited-style-name="Index_20_Link">Conclusion<text:tab/>5</text:a></text:p>
        </text:index-body>
      </text:table-of-content>
      <text:h text:style-name="P6" text:outline-level="1"><text:bookmark-start text:name="__RefHeading___Toc106_1611613666"/>Introduction<text:bookmark-end text:name="__RefHeading___Toc106_1611613666"/></text:h>
      <text:h text:style-name="Heading_20_2" text:outline-level="2"><text:bookmark-start text:name="__RefHeading___Toc108_1611613666"/><text:tab/><text:span text:style-name="T5">Présentation du logiciel</text:span><text:bookmark-end text:name="__RefHeading___Toc108_1611613666"/></text:h>
      <text:p text:style-name="Text_20_body"><text:tab/><text:tab/><text:span text:style-name="T6">Cette application permet de se balader avec notre bibliothèque dans notre poche.</text:span></text:p>
      <text:h text:style-name="Heading_20_2" text:outline-level="2"><text:bookmark-start text:name="__RefHeading___Toc110_1611613666"/><text:tab/><text:span text:style-name="T5">Comment contacter les auteurs</text:span><text:bookmark-end text:name="__RefHeading___Toc110_1611613666"/></text:h>
      <text:p text:style-name="Text_20_body"><text:tab/><text:tab/><text:span text:style-name="T7">Il est possible de contacter les auteurs.</text:span></text:p>
      <text:h text:style-name="Heading_20_2" text:outline-level="2"><text:bookmark-start text:name="__RefHeading___Toc112_1611613666"/><text:tab/><text:span text:style-name="T5">Version(s) du logiciel</text:span><text:bookmark-end text:name="__RefHeading___Toc112_1611613666"/></text:h>
      <text:p text:style-name="Text_20_body"><text:tab/><text:tab/><text:span text:style-name="T8">Version 0.8</text:span></text:p>
      <text:h text:style-name="Heading_20_10" text:outline-level="10"/>
      <text:h text:style-name="P6" text:outline-level="1"><text:bookmark-start text:name="__RefHeading___Toc114_1611613666"/><text:span text:style-name="T4">1 - </text:span>Manuel d'installation <text:bookmark-end text:name="__RefHeading___Toc114_1611613666"/></text:h>
      <text:p text:style-name="P2"><text:tab/>Pas significatif pour Android</text:p>
      <text:p text:style-name="P2"/>
      <text:h text:style-name="Heading_20_1" text:outline-level="1"><text:bookmark-start text:name="__RefHeading___Toc116_1611613666"/><text:span text:style-name="T4">2 - </text:span>Manuel d'utilisation<text:bookmark-end text:name="__RefHeading___Toc116_1611613666"/></text:h>
      <text:h text:style-name="Heading_20_2" text:outline-level="2"><text:bookmark-start text:name="__RefHeading___Toc118_1611613666"/><text:tab/><text:span text:style-name="T1">Fonctionnalités implantées et leurs limitations</text:span><text:bookmark-end text:name="__RefHeading___Toc118_1611613666"/></text:h>
      <text:h text:style-name="Heading_20_2" text:outline-level="2"><text:bookmark-start text:name="__RefHeading___Toc120_1611613666"/><text:tab/><text:span text:style-name="T1">Fonctionnalités non implantées</text:span><text:bookmark-end text:name="__RefHeading___Toc120_1611613666"/></text:h>
      <text:h text:style-name="Heading_20_2" text:outline-level="2"><text:bookmark-start text:name="__RefHeading___Toc122_1611613666"/><text:tab/><text:span text:style-name="T1">Tutoriel</text:span><text:bookmark-end text:name="__RefHeading___Toc122_1611613666"/></text:h>
      <text:p text:style-name="P3"><text:tab/><text:tab/><text:span text:style-name="T1">Expliquer les différentes fonctionnalités</text:span></text:p>
      <text:h text:style-name="Heading_20_2" text:outline-level="2"><text:bookmark-start text:name="__RefHeading___Toc124_1611613666"/><text:tab/><text:span text:style-name="T1">Les bugs connus et comment les contourner</text:span><text:bookmark-end text:name="__RefHeading___Toc124_1611613666"/></text:h>
      <text:p text:style-name="P3"/>
      <text:h text:style-name="Heading_20_1" text:outline-level="1"><text:bookmark-start text:name="__RefHeading___Toc126_1611613666"/><text:span text:style-name="T4">3 - </text:span>Manuel de maintenance<text:bookmark-end text:name="__RefHeading___Toc126_1611613666"/></text:h>
      <text:h text:style-name="Heading_20_2" text:outline-level="2"><text:bookmark-start text:name="__RefHeading___Toc128_1611613666"/><text:tab/>L'architecture du projet <text:bookmark-end text:name="__RefHeading___Toc128_1611613666"/></text:h>
      <text:p text:style-name="P4"><text:tab/><text:tab/>Diagramme de classe etc</text:p>
      <text:h text:style-name="Heading_20_2" text:outline-level="2"><text:bookmark-start text:name="__RefHeading___Toc130_1611613666"/><text:tab/>Liste et description des activités<text:bookmark-end text:name="__RefHeading___Toc130_1611613666"/></text:h>
      <text:p text:style-name="P4"/>
      <text:h text:style-name="Heading_20_1" text:outline-level="1"><text:bookmark-start text:name="__RefHeading___Toc132_1611613666"/><text:span text:style-name="T4">4 - </text:span>Historique du développement<text:bookmark-end text:name="__RefHeading___Toc132_1611613666"/></text:h>
      <text:h text:style-name="Heading_20_2" text:outline-level="2"><text:bookmark-start text:name="__RefHeading___Toc134_1611613666"/><text:tab/>URL du dépôt GIT<text:bookmark-end text:name="__RefHeading___Toc134_1611613666"/></text:h>
      <text:p text:style-name="P4"><text:tab/><text:a xlink:type="simple" xlink:href="http://github.com/Narxem/Bibliotheque.git" text:style-name="Internet_20_link" text:visited-style-name="Visited_20_Internet_20_Link">http://github.com/Narxem/Bibliotheque.git</text:a></text:p>
      <text:p text:style-name="P4"><text:tab/></text:p>
      <text:h text:style-name="Heading_20_2" text:outline-level="2"><text:bookmark-start text:name="__RefHeading___Toc136_1611613666"/><text:tab/><text:span text:style-name="T2">Liste chronologique des principales modifications</text:span><text:bookmark-end text:name="__RefHeading___Toc136_1611613666"/></text:h>
      <text:p text:style-name="P4"/>
      <text:h text:style-name="Heading_20_1" text:outline-level="1"><text:bookmark-start text:name="__RefHeading___Toc138_1611613666"/><text:span text:style-name="T4">5 - </text:span>Bilan et perspectives<text:bookmark-end text:name="__RefHeading___Toc138_1611613666"/></text:h>
      <text:p text:style-name="Standard"><text:tab/>Echecs</text:p>
      <text:p text:style-name="Standard"><text:tab/>Reussites</text:p>
      <text:p text:style-name="Standard"><text:tab/>Aller plus loin</text:p>
      <text:p text:style-name="P5"/>
      <text:h text:style-name="Heading_20_1" text:outline-level="1"><text:bookmark-start text:name="__RefHeading___Toc140_1611613666"/><text:soft-page-break/>Conclusion<text:bookmark-end text:name="__RefHeading___Toc140_1611613666"/></text:h>
      <text:p text:style-name="P5"><text:tab/>Ce que cela nous a apporté/ pas apporté/ auri<text:span text:style-name="T3">ons </text:span>aim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4:58:59.416309399</meta:creation-date>
    <dc:date>2015-11-19T15:54:50.185782454</dc:date>
    <meta:editing-duration>PT55M36S</meta:editing-duration>
    <meta:editing-cycles>28</meta:editing-cycles>
    <meta:generator>LibreOffice/4.4.6.3$Linux_X86_64 LibreOffice_project/40m0$Build-3</meta:generator>
    <meta:document-statistic meta:table-count="0" meta:image-count="0" meta:object-count="0" meta:page-count="5" meta:paragraph-count="52" meta:word-count="215" meta:character-count="1451" meta:non-whitespace-character-count="1235"/>
  </office:meta>
</office:document-meta>
</file>